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2cm" draw:stroke-linejoin="miter" draw:fill="none"/>
    </style:style>
    <style:style style:name="gr2" style:family="graphic" style:parent-style-name="standard">
      <style:graphic-properties draw:stroke="none" svg:stroke-width="0.022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22cm" draw:stroke-linejoin="miter" draw:fill="solid" draw:fill-color="#cfe2f3"/>
    </style:style>
    <style:style style:name="gr4" style:family="graphic" style:parent-style-name="standard">
      <style:graphic-properties draw:stroke="solid" svg:stroke-width="0.022cm" svg:stroke-color="#000000" draw:stroke-linejoin="round" draw:fill="none" fo:padding-top="0.136cm" fo:padding-bottom="0.136cm" fo:padding-left="0.261cm" fo:padding-right="0.261cm"/>
    </style:style>
    <style:style style:name="gr5" style:family="graphic" style:parent-style-name="standard">
      <style:graphic-properties draw:stroke="none" svg:stroke-width="0.022cm" draw:stroke-linejoin="miter" draw:fill="solid" draw:fill-color="#000000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cfe2f3"/>
    </style:style>
    <style:style style:name="P4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1cm" svg:height="15.75cm" svg:x="0cm" svg:y="0cm" svg:viewBox="0 0 21001 15751" draw:points="0,0 21001,0 21001,15751 0,15751">
          <text:p/>
        </draw:polygon>
        <draw:polygon draw:style-name="gr2" draw:text-style-name="P2" draw:layer="layout" svg:width="21cm" svg:height="15.75cm" svg:x="0cm" svg:y="0cm" svg:viewBox="0 0 21001 15751" draw:points="0,0 21001,0 21001,15751 0,15751">
          <text:p/>
        </draw:polygon>
        <draw:path draw:style-name="gr3" draw:text-style-name="P3" draw:layer="layout" svg:width="18.173cm" svg:height="3.202cm" svg:x="1.962cm" svg:y="11.465cm" svg:viewBox="0 0 18174 3203" svg:d="M0 534c0-295 239-534 534-534h17106c142 0 278 56 378 156s156 236 156 378v2135c0 295-239 534-534 534h-17106c-295 0-534-239-534-534z">
          <text:p/>
        </draw:path>
        <draw:path draw:style-name="gr4" draw:text-style-name="P1" draw:layer="layout" svg:width="18.173cm" svg:height="3.202cm" svg:x="1.962cm" svg:y="11.465cm" svg:viewBox="0 0 18174 3203" svg:d="M0 534c0-295 239-534 534-534h17106c142 0 278 56 378 156s156 236 156 378v2135c0 295-239 534-534 534h-17106c-295 0-534-239-534-534z">
          <text:p/>
        </draw:path>
        <draw:path draw:style-name="gr5" draw:text-style-name="P4" draw:layer="layout" svg:width="2.007cm" svg:height="0.778cm" svg:x="10.066cm" svg:y="12.675cm" svg:viewBox="0 0 2008 779" svg:d="M0 766v-753h100v753zM618 698c-34 29-67 50-98 62-32 12-66 18-102 18-60 0-106-15-138-44s-48-67-48-112c0-27 6-51 18-73 12-23 28-40 48-53 19-14 41-24 66-31 18-5 46-9 82-14 75-8 130-19 165-31 0-13 0-21 0-25 0-37-8-64-26-79-23-21-59-32-105-32-43 0-75 8-96 23-21 16-36 43-46 81l-90-12c8-39 21-70 40-94s46-42 82-55c35-13 77-19 123-19 47 0 85 6 113 17 30 10 51 24 65 41 13 16 23 37 28 63 4 15 5 44 5 85v123c0 86 2 140 6 163s12 45 23 66h-96c-10-20-16-42-19-68zM611 492c-34 13-84 25-151 35-38 5-65 11-81 18-15 7-28 17-36 30-9 14-13 28-13 44 0 25 10 45 28 62 19 16 46 24 82 24s67-7 95-23c27-15 48-37 61-64 10-21 15-51 15-92zM1203 698c-34 29-67 50-99 62s-65 18-102 18c-60 0-106-15-138-44s-48-67-48-112c0-27 6-51 18-73 12-23 28-40 48-53 20-14 42-24 66-31 19-5 46-9 82-14 75-8 130-19 165-31 0-13 1-21 1-25 0-37-9-64-26-79-24-21-59-32-106-32-43 0-75 8-96 23-21 16-36 43-46 81l-90-12c8-39 22-70 40-94 19-24 47-42 82-55 36-13 77-19 124-19 46 0 84 6 113 17 29 10 50 24 64 41 14 16 23 37 29 63 3 15 5 44 5 85v123c0 86 1 140 5 163s12 45 24 66h-97c-9-20-16-42-18-68zM1195 492c-33 13-84 25-151 35-38 5-65 11-80 18-16 7-28 17-37 30-8 14-13 28-13 44 0 25 10 45 28 62 19 16 46 24 82 24s67-7 95-23c28-15 48-37 61-64 10-21 15-51 15-92zM1409 524l94-9c5 38 15 69 31 93 17 24 42 44 76 59s73 22 115 22c38 0 72-6 101-17s51-27 65-46c14-20 21-41 21-65 0-23-7-44-20-62-14-17-37-32-68-44-20-8-65-20-134-37-69-16-117-32-145-47-36-19-63-42-81-70-17-28-26-59-26-94 0-37 11-73 32-106 22-33 53-58 95-75 41-17 87-26 138-26 56 0 105 9 147 27 43 18 76 45 98 79 23 35 36 75 38 119l-96 7c-5-47-22-83-52-107-30-25-73-37-131-37-60 0-104 11-132 33-27 22-41 49-41 80 0 27 10 49 29 67 19 17 69 35 150 53 81 19 137 35 167 48 44 20 76 46 97 77s31 67 31 107-11 78-34 113c-23 36-56 63-99 83s-91 30-145 30c-68 0-125-10-171-30s-82-50-108-90-40-85-42-135z">
          <text:p/>
        </draw:path>
        <draw:path draw:style-name="gr3" draw:text-style-name="P3" draw:layer="layout" svg:width="14.625cm" svg:height="3.202cm" svg:x="3.721cm" svg:y="7.864cm" svg:viewBox="0 0 14626 3203" svg:d="M0 534c0-295 239-534 534-534h13558c142 0 278 56 378 156s156 236 156 378v2135c0 295-239 534-534 534h-13558c-295 0-534-239-534-534z">
          <text:p/>
        </draw:path>
        <draw:path draw:style-name="gr4" draw:text-style-name="P1" draw:layer="layout" svg:width="14.625cm" svg:height="3.202cm" svg:x="3.721cm" svg:y="7.864cm" svg:viewBox="0 0 14626 3203" svg:d="M0 534c0-295 239-534 534-534h13558c142 0 278 56 378 156s156 236 156 378v2135c0 295-239 534-534 534h-13558c-295 0-534-239-534-534z">
          <text:p/>
        </draw:path>
        <draw:path draw:style-name="gr5" draw:text-style-name="P4" draw:layer="layout" svg:width="2.52cm" svg:height="0.778cm" svg:x="9.773cm" svg:y="9.073cm" svg:viewBox="0 0 2521 779" svg:d="M565 502l100 25c-21 82-59 144-113 187s-120 65-198 65c-82 0-148-17-198-50-51-33-90-81-116-143-27-63-40-130-40-202 0-79 15-147 45-205 30-59 73-103 128-133 55-31 116-46 182-46 75 0 138 19 190 57 51 39 87 93 107 162l-98 23c-17-54-43-94-76-119s-75-38-125-38c-58 0-106 14-145 42s-66 65-82 112c-16 46-23 94-23 144 0 64 9 120 28 168 18 47 47 83 86 107 40 23 83 35 128 35 56 0 103-16 142-48 38-32 65-80 78-143zM1131 698c-34 29-67 50-99 62-31 12-65 18-101 18-60 0-106-15-139-44-32-29-48-67-48-112 0-27 6-51 18-73 13-23 29-40 48-53 20-14 42-24 67-31 18-5 45-9 82-14 74-8 129-19 164-31 1-13 1-21 1-25 0-37-9-64-26-79-24-21-59-32-106-32-43 0-75 8-96 23-20 16-36 43-45 81l-91-12c8-39 22-70 41-94s46-42 81-55c36-13 77-19 124-19 46 0 84 6 113 17 29 10 51 24 64 41 14 16 24 37 29 63 3 15 5 44 5 85v123c0 86 2 140 6 163 3 23 11 45 23 66h-97c-9-20-15-42-18-68zM1123 492c-33 13-83 25-150 35-38 5-65 11-81 18s-28 17-37 30c-8 14-12 28-12 44 0 25 9 45 28 62 18 16 46 24 81 24 36 0 68-7 95-23 28-15 48-37 61-64 10-21 15-51 15-92zM1715 698c-34 29-67 50-99 62-31 12-65 18-101 18-60 0-106-15-138-44-33-29-49-67-49-112 0-27 6-51 19-73 12-23 28-40 47-53 20-14 42-24 67-31 18-5 45-9 82-14 74-8 129-19 165-31 0-13 0-21 0-25 0-37-9-64-26-79-24-21-59-32-105-32-44 0-76 8-96 23-21 16-36 43-46 81l-91-12c9-39 22-70 41-94s46-42 82-55c35-13 76-19 123-19 46 0 84 6 113 17 29 10 51 24 64 41 14 16 24 37 29 63 3 15 5 44 5 85v123c0 86 2 140 6 163s11 45 23 66h-96c-10-20-16-42-19-68zM1708 492c-34 13-84 25-151 35-38 5-65 11-81 18s-28 17-36 30c-9 14-13 28-13 44 0 25 9 45 28 62 19 16 46 24 82 24 35 0 67-7 94-23 28-15 49-37 62-64 10-21 15-51 15-92zM1922 524l94-9c4 38 14 69 31 93 16 24 41 44 76 59 34 15 72 22 115 22 38 0 71-6 100-17s51-27 65-46c14-20 21-41 21-65 0-23-6-44-20-62-14-17-36-32-68-44-20-8-64-20-133-37-70-16-118-32-146-47-36-19-62-42-80-70s-26-59-26-94c0-37 10-73 32-106 21-33 53-58 94-75 42-17 88-26 138-26 56 0 105 9 148 27 42 18 75 45 98 79 23 35 35 75 37 119l-95 7c-6-47-23-83-53-107-29-25-73-37-131-37-60 0-104 11-131 33-28 22-41 49-41 80 0 27 9 49 29 67 19 17 69 35 150 53 81 19 136 35 166 48 44 20 76 46 97 77s32 67 32 107-12 78-35 113c-23 36-56 63-99 83s-91 30-144 30c-69 0-126-10-172-30s-82-50-108-90-40-85-41-135z">
          <text:p/>
        </draw:path>
        <draw:path draw:style-name="gr3" draw:text-style-name="P3" draw:layer="layout" svg:width="11.942cm" svg:height="3.202cm" svg:x="5.048cm" svg:y="4.262cm" svg:viewBox="0 0 11943 3203" svg:d="M0 534c0-295 239-534 534-534h10875c142 0 278 56 378 156s156 236 156 378v2135c0 295-239 534-534 534h-10875c-295 0-534-239-534-534z">
          <text:p/>
        </draw:path>
        <draw:path draw:style-name="gr4" draw:text-style-name="P1" draw:layer="layout" svg:width="11.942cm" svg:height="3.202cm" svg:x="5.048cm" svg:y="4.262cm" svg:viewBox="0 0 11943 3203" svg:d="M0 534c0-295 239-534 534-534h10875c142 0 278 56 378 156s156 236 156 378v2135c0 295-239 534-534 534h-10875c-295 0-534-239-534-534z">
          <text:p/>
        </draw:path>
        <draw:path draw:style-name="gr5" draw:text-style-name="P4" draw:layer="layout" svg:width="2.433cm" svg:height="0.778cm" svg:x="9.816cm" svg:y="5.472cm" svg:viewBox="0 0 2434 779" svg:d="M0 766v-753h284c50 0 88 2 114 7 37 6 68 18 93 35 25 18 45 42 60 73s23 65 23 103c0 64-20 118-61 162s-114 67-221 67h-192v306zM100 371h194c64 0 110-12 137-36s41-58 41-101c0-32-8-59-24-81-16-23-37-37-63-45-17-4-48-6-93-6h-192zM1044 698c-34 29-67 50-99 62-31 12-65 18-101 18-60 0-106-15-138-44s-48-67-48-112c0-27 6-51 18-73 12-23 28-40 48-53 19-14 41-24 66-31 18-5 45-9 82-14 74-8 129-19 165-31 0-13 0-21 0-25 0-37-9-64-26-79-24-21-59-32-105-32-44 0-76 8-96 23-21 16-36 43-46 81l-90-12c8-39 21-70 40-94s46-42 82-55c35-13 76-19 123-19s84 6 113 17c29 10 51 24 65 41 13 16 23 37 28 63 4 15 5 44 5 85v123c0 86 2 140 6 163s12 45 23 66h-96c-10-20-16-42-19-68zM1037 492c-34 13-84 25-151 35-38 5-65 11-81 18-15 7-28 17-36 30-9 14-13 28-13 44 0 25 9 45 28 62 19 16 46 24 82 24 35 0 67-7 95-23 27-15 48-37 61-64 10-21 15-51 15-92zM1628 698c-34 29-67 50-98 62-32 12-66 18-102 18-60 0-106-15-138-44s-48-67-48-112c0-27 6-51 18-73 12-23 28-40 48-53 19-14 41-24 66-31 18-5 46-9 82-14 75-8 130-19 165-31 0-13 0-21 0-25 0-37-8-64-26-79-23-21-59-32-105-32-43 0-75 8-96 23-21 16-36 43-46 81l-90-12c8-39 21-70 40-94s46-42 82-55c35-13 77-19 123-19 47 0 85 6 114 17 29 10 50 24 64 41 13 16 23 37 29 63 3 15 4 44 4 85v123c0 86 2 140 6 163s12 45 23 66h-96c-10-20-16-42-19-68zM1621 492c-34 13-84 25-151 35-38 5-65 11-81 18-15 7-27 17-36 30-9 14-13 28-13 44 0 25 10 45 28 62 19 16 46 24 82 24s67-7 95-23c28-15 48-37 61-64 10-21 15-51 15-92zM1835 524l94-9c5 38 15 69 31 93s42 44 76 59 72 22 115 22c38 0 72-6 101-17s50-27 65-46c14-20 21-41 21-65 0-23-7-44-21-62-13-17-36-32-67-44-20-8-65-20-134-37-69-16-118-32-145-47-36-19-63-42-81-70-17-28-26-59-26-94 0-37 11-73 32-106 22-33 53-58 94-75 42-17 88-26 139-26 55 0 105 9 147 27 43 18 75 45 98 79 23 35 36 75 37 119l-95 7c-5-47-23-83-52-107-30-25-73-37-131-37-61 0-104 11-132 33-27 22-41 49-41 80 0 27 10 49 29 67 19 17 69 35 150 53 81 19 137 35 167 48 43 20 76 46 96 77 21 31 32 67 32 107s-12 78-35 113c-22 36-55 63-98 83s-92 30-145 30c-68 0-125-10-171-30s-82-50-108-90c-27-40-40-85-42-135z">
          <text:p/>
        </draw:path>
        <draw:path draw:style-name="gr3" draw:text-style-name="P3" draw:layer="layout" svg:width="8.366cm" svg:height="3.202cm" svg:x="6.75cm" svg:y="0.66cm" svg:viewBox="0 0 8367 3203" svg:d="M0 534c0-295 239-534 534-534h7299c141 0 277 56 377 156s157 236 157 378v2135c0 295-239 534-534 534h-7299c-295 0-534-239-534-534z">
          <text:p/>
        </draw:path>
        <draw:path draw:style-name="gr4" draw:text-style-name="P1" draw:layer="layout" svg:width="8.366cm" svg:height="3.202cm" svg:x="6.75cm" svg:y="0.66cm" svg:viewBox="0 0 8367 3203" svg:d="M0 534c0-295 239-534 534-534h7299c141 0 277 56 377 156s157 236 157 378v2135c0 295-239 534-534 534h-7299c-295 0-534-239-534-534z">
          <text:p/>
        </draw:path>
        <draw:path draw:style-name="gr5" draw:text-style-name="P4" draw:layer="layout" svg:width="2.369cm" svg:height="0.778cm" svg:x="9.764cm" svg:y="1.87cm" svg:viewBox="0 0 2370 779" svg:d="M0 766v-753h507v89h-407v233h352v89h-352v342zM980 698c-34 29-67 50-99 62-31 12-65 18-101 18-60 0-106-15-138-44s-49-67-49-112c0-27 6-51 19-73 12-23 28-40 47-53 20-14 42-24 67-31 18-5 45-9 82-14 74-8 129-19 165-31 0-13 0-21 0-25 0-37-9-64-26-79-24-21-59-32-105-32-44 0-76 8-96 23-21 16-36 43-46 81l-90-12c8-39 21-70 40-94s46-42 82-55c35-13 76-19 123-19s84 6 113 17c29 10 51 24 64 41 14 16 24 37 29 63 3 15 5 44 5 85v123c0 86 2 140 6 163s11 45 23 66h-96c-10-20-16-42-19-68zM973 492c-34 13-84 25-151 35-38 5-65 11-81 18s-28 17-36 30c-9 14-13 28-13 44 0 25 9 45 28 62 19 16 46 24 82 24 35 0 67-7 94-23 28-15 49-37 62-64 10-21 15-51 15-92zM1564 698c-34 29-67 50-98 62-32 12-66 18-102 18-60 0-106-15-138-44s-48-67-48-112c0-27 6-51 18-73 12-23 28-40 48-53 19-14 41-24 66-31 18-5 46-9 82-14 75-8 130-19 165-31 0-13 0-21 0-25 0-37-8-64-26-79-23-21-59-32-105-32-43 0-75 8-96 23-21 16-36 43-46 81l-90-12c8-39 21-70 40-94s46-42 82-55c35-13 76-19 123-19s84 6 113 17c30 10 51 24 65 41 13 16 23 37 28 63 4 15 5 44 5 85v123c0 86 2 140 6 163s12 45 23 66h-96c-10-20-16-42-19-68zM1557 492c-34 13-84 25-151 35-38 5-65 11-81 18-15 7-28 17-36 30-9 14-13 28-13 44 0 25 9 45 28 62 19 16 46 24 82 24 35 0 67-7 95-23 27-15 48-37 61-64 10-21 15-51 15-92zM1771 524l94-9c4 38 15 69 31 93s42 44 76 59 72 22 115 22c38 0 72-6 101-17s50-27 65-46c14-20 21-41 21-65 0-23-7-44-21-62-13-17-36-32-67-44-21-8-65-20-134-37-69-16-118-32-146-47-35-19-62-42-80-70-17-28-26-59-26-94 0-37 11-73 32-106 22-33 53-58 94-75 42-17 88-26 138-26 56 0 105 9 148 27 42 18 75 45 98 79 23 35 35 75 37 119l-95 7c-5-47-23-83-52-107-30-25-74-37-131-37-61 0-104 11-132 33-27 22-41 49-41 80 0 27 10 49 29 67 19 17 69 35 150 53 81 19 137 35 167 48 43 20 76 46 96 77 21 31 32 67 32 107s-12 78-35 113c-23 36-55 63-99 83-42 20-91 30-144 30-68 0-125-10-171-30s-82-50-109-90c-26-40-40-85-41-13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"/>
    <meta:generator>LibreOffice/5.1.6.2$Linux_X86_64 LibreOffice_project/10m0$Build-2</meta:generator>
  </office:meta>
</office:document-meta>
</file>